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AA73FF11EAA7A703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0799in" style:page-number="auto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Avery_20_Style_20_1">
      <style:paragraph-properties fo:margin-top="0.0398in" fo:margin-bottom="0.0398in" loext:contextual-spacing="false" style:snap-to-layout-grid="false"/>
    </style:style>
    <style:style style:name="P2" style:family="paragraph" style:parent-style-name="Standard">
      <style:paragraph-properties fo:margin-top="0in" fo:margin-bottom="0in" loext:contextual-spacing="false" fo:line-height="0.0138in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svg:stroke-opacity="100%" draw:stroke-linejoin="miter" svg:stroke-linecap="square" draw:fill="none" draw:fill-color="#ffffff" draw:textarea-horizontal-align="left" draw:textarea-vertical-align="middle" draw:auto-grow-height="false" fo:min-height="1.8193in" fo:min-width="3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Image1" text:anchor-type="paragraph" svg:width="3.4126in" svg:height="2.002in" draw:z-index="10"><draw:image xlink:href="Pictures/10000000000002D6000001AA73FF11EAA7A70367.png" xlink:type="simple" xlink:show="embed" xlink:actuate="onLoad" loext:mime-type="image/png"/></draw:frame><text:bookmark text:name="Blank_MP1_panel1"/></text:p>
          </table:table-cell>
          <table:table-cell table:style-name="Table1.A1" office:value-type="string">
            <text:p text:style-name="P1"><draw:frame draw:style-name="fr1" draw:name="Image2" text:anchor-type="paragraph" svg:width="3.4126in" svg:height="2.002in" draw:z-index="11"><draw:image xlink:href="Pictures/10000000000002D6000001AA73FF11EAA7A70367.png" xlink:type="simple" xlink:show="embed" xlink:actuate="onLoad" loext:mime-type="image/png"/></draw:frame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3" text:anchor-type="paragraph" svg:width="3.4126in" svg:height="2.002in" draw:z-index="12"><draw:image xlink:href="Pictures/10000000000002D6000001AA73FF11EAA7A70367.png" xlink:type="simple" xlink:show="embed" xlink:actuate="onLoad" loext:mime-type="image/png"/></draw:frame><text:bookmark text:name="Blank_MP1_panel3"/></text:p>
          </table:table-cell>
          <table:table-cell table:style-name="Table1.A1" office:value-type="string">
            <text:p text:style-name="P1"><draw:frame draw:style-name="fr1" draw:name="Image4" text:anchor-type="paragraph" svg:width="3.4126in" svg:height="2.002in" draw:z-index="13"><draw:image xlink:href="Pictures/10000000000002D6000001AA73FF11EAA7A70367.png" xlink:type="simple" xlink:show="embed" xlink:actuate="onLoad" loext:mime-type="image/png"/></draw:frame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5" text:anchor-type="paragraph" svg:width="3.4126in" svg:height="2.002in" draw:z-index="14"><draw:image xlink:href="Pictures/10000000000002D6000001AA73FF11EAA7A70367.png" xlink:type="simple" xlink:show="embed" xlink:actuate="onLoad" loext:mime-type="image/png"/></draw:frame><text:bookmark text:name="Blank_MP1_panel5"/></text:p>
          </table:table-cell>
          <table:table-cell table:style-name="Table1.A1" office:value-type="string">
            <text:p text:style-name="P1"><draw:frame draw:style-name="fr1" draw:name="Image6" text:anchor-type="paragraph" svg:width="3.4126in" svg:height="2.002in" draw:z-index="15"><draw:image xlink:href="Pictures/10000000000002D6000001AA73FF11EAA7A70367.png" xlink:type="simple" xlink:show="embed" xlink:actuate="onLoad" loext:mime-type="image/png"/></draw:frame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7" text:anchor-type="paragraph" svg:width="3.4126in" svg:height="2.002in" draw:z-index="16"><draw:image xlink:href="Pictures/10000000000002D6000001AA73FF11EAA7A70367.png" xlink:type="simple" xlink:show="embed" xlink:actuate="onLoad" loext:mime-type="image/png"/></draw:frame><text:bookmark text:name="Blank_MP1_panel7"/></text:p>
          </table:table-cell>
          <table:table-cell table:style-name="Table1.A1" office:value-type="string">
            <text:p text:style-name="P1"><draw:frame draw:style-name="fr1" draw:name="Image8" text:anchor-type="paragraph" svg:width="3.4126in" svg:height="2.002in" draw:z-index="17"><draw:image xlink:href="Pictures/10000000000002D6000001AA73FF11EAA7A70367.png" xlink:type="simple" xlink:show="embed" xlink:actuate="onLoad" loext:mime-type="image/png"/></draw:frame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9" text:anchor-type="paragraph" svg:width="3.4126in" svg:height="2.002in" draw:z-index="18"><draw:image xlink:href="Pictures/10000000000002D6000001AA73FF11EAA7A70367.png" xlink:type="simple" xlink:show="embed" xlink:actuate="onLoad" loext:mime-type="image/png"/></draw:frame><text:bookmark text:name="Blank_MP1_panel9"/></text:p>
          </table:table-cell>
          <table:table-cell table:style-name="Table1.A1" office:value-type="string">
            <text:p text:style-name="P1"><draw:frame draw:style-name="fr1" draw:name="Image10" text:anchor-type="paragraph" svg:width="3.4126in" svg:height="2.002in" draw:z-index="19"><draw:image xlink:href="Pictures/10000000000002D6000001AA73FF11EAA7A70367.png" xlink:type="simple" xlink:show="embed" xlink:actuate="onLoad" loext:mime-type="image/png"/></draw:frame><text:bookmark text:name="Blank_MP1_panel10"/></text:p>
          </table:table-cell>
        </table:table-row>
      </table:table>
      <text:p text:style-name="P2"><draw:custom-shape text:anchor-type="char" draw:z-index="0" draw:style-name="gr1" draw:text-style-name="P3" drawooo:display="screen" svg:width="3.5004in" svg:height="2.0004in" svg:x="0.75in" svg:y="0.5016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3" drawooo:display="screen" svg:width="3.5004in" svg:height="2.0004in" svg:x="4.25in" svg:y="0.5016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3" drawooo:display="screen" svg:width="3.5004in" svg:height="2.0004in" svg:x="0.75in" svg:y="2.5016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3" drawooo:display="screen" svg:width="3.5004in" svg:height="2.0004in" svg:x="4.25in" svg:y="2.5016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3" drawooo:display="screen" svg:width="3.5004in" svg:height="2.0004in" svg:x="0.75in" svg:y="4.5016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3" drawooo:display="screen" svg:width="3.5004in" svg:height="2.0004in" svg:x="4.25in" svg:y="4.5016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3" drawooo:display="screen" svg:width="3.5004in" svg:height="2.0004in" svg:x="0.75in" svg:y="6.5016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3" drawooo:display="screen" svg:width="3.5004in" svg:height="2.0004in" svg:x="4.25in" svg:y="6.5016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3" drawooo:display="screen" svg:width="3.5004in" svg:height="2.0004in" svg:x="0.75in" svg:y="8.5016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3" drawooo:display="screen" svg:width="3.5004in" svg:height="2.0004in" svg:x="4.25in" svg:y="8.5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Avery_20_Style_20_1" style:display-name="Avery Style 1" style:family="paragraph">
      <style:paragraph-properties fo:margin-left="0.1193in" fo:margin-right="0.1193in" fo:margin-top="0.0398in" fo:margin-bottom="0.0398in" loext:contextual-spacing="false" fo:text-align="center" style:justify-single-word="false" fo:orphans="2" fo:widows="2" fo:hyphenation-ladder-count="no-limit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09:49:00</meta:creation-date>
    <dc:date>2018-01-15T22:02:24.359000000</dc:date>
    <meta:editing-cycles>8</meta:editing-cycles>
    <meta:editing-duration>PT12M59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0" meta:word-count="0" meta:character-count="0" meta:non-whitespace-character-count="0"/>
    <meta:user-defined meta:name="productGroup">U-0113-01</meta:user-defined>
  </office:meta>
</office:document-meta>
</file>